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20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Class HashMap</text:p>
          </table:table-cell>
          <table:covered-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clear()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clone()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mpute(K key, BiFunction&lt;? super K, ? super V, ? extends V&gt; remappingFunction)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mputeIfAbsent(K key, Function&lt;? super K,? extends V&gt; remappingFunction)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mputeIfPresent(K key, BiFunction&lt;? super K,? super V,? extends V&gt; remappingFunction)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containsKey(Object key)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containsValue(Object value)</text:p>
          </table:table-cell>
        </table:table-row>
        <table:table-row table:style-name="ro1">
          <table:table-cell office:value-type="string" calcext:value-type="string">
            <text:p>Set&lt;Map.Entry&lt;K,V&gt;&gt;</text:p>
          </table:table-cell>
          <table:table-cell office:value-type="string" calcext:value-type="string">
            <text:p>entrySet()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get(Object key)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isEmpty()</text:p>
          </table:table-cell>
        </table:table-row>
        <table:table-row table:style-name="ro1">
          <table:table-cell office:value-type="string" calcext:value-type="string">
            <text:p>Set&lt;K&gt;</text:p>
          </table:table-cell>
          <table:table-cell office:value-type="string" calcext:value-type="string">
            <text:p>keySet()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merge(K key, V value, BiFunction&lt;? super V,? super V,? extends V&gt; remappingFunction)</text:p>
          </table:table-cell>
        </table:table-row>
        <table:table-row table:style-name="ro1">
          <table:table-cell office:value-type="string" calcext:value-type="string">
            <text:p>static &lt;K,V&gt; HashMap&lt;K,V&gt;</text:p>
          </table:table-cell>
          <table:table-cell office:value-type="string" calcext:value-type="string">
            <text:p>newHashMap(int numMappings)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put(K key, V value)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putAll(Map&lt;? extends K,? extends V&gt; m)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emove(Object key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ize()</text:p>
          </table:table-cell>
        </table:table-row>
        <table:table-row table:style-name="ro1">
          <table:table-cell office:value-type="string" calcext:value-type="string">
            <text:p>Collection&lt;V&gt;</text:p>
          </table:table-cell>
          <table:table-cell office:value-type="string" calcext:value-type="string">
            <text:p>values()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<text:span text:style-name="T1">Object</text:span> -&gt; finalize, getClass, notify, notifyAll, wait, wait, wait</text:p>
          </table:table-cell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<text:span text:style-name="T1">AbstractMap</text:span> -&gt; equals, hashCode, toString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2" table:number-rows-spanned="1">
            <text:p><text:span text:style-name="T1">Map</text:span> -&gt; equals, forEach, getOrDefault, hashCode, putIfAbsent, remove, replace, replace, replaceAll</text:p>
          </table:table-cell>
          <table:covered-table-cell/>
        </table:table-row>
        <table:table-row table:style-name="ro1">
          <table:table-cell table:style-name="Default" office:value-type="string" calcext:value-type="string" table:number-columns-spanned="2" table:number-rows-spanned="1">
            <text:p>Создание</text:p>
          </table:table-cell>
          <table:covered-table-cell table:style-name="Default"/>
        </table:table-row>
        <table:table-row table:style-name="ro3">
          <table:table-cell table:style-name="Default" office:value-type="string" calcext:value-type="string" table:number-columns-spanned="2" table:number-rows-spanned="1">
            <text:p>Пустой конструктор HashMap()</text:p>
            <text:p><text:span text:style-name="T2">HashMap&lt;Integer, String&gt; passportsAndNames = new HashMap&lt;&gt;();</text:span>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 table:number-columns-spanned="2" table:number-rows-spanned="1">
            <text:p>HashMap(int initialCapacity)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 table:number-columns-spanned="2" table:number-rows-spanned="1">
            <text:p>HashMap(int initialCapacity, float loadFactor)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 table:number-columns-spanned="2" table:number-rows-spanned="1">
            <text:p>HashMap(Map&lt;? extends K,? extends V&gt; m)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4:57:31.974825373</meta:creation-date>
    <dc:date>2023-09-07T15:28:22.955662641</dc:date>
    <meta:editing-duration>PT28M20S</meta:editing-duration>
    <meta:editing-cycles>3</meta:editing-cycles>
    <meta:generator>LibreOffice/7.4.5.1$Linux_X86_64 LibreOffice_project/40$Build-1</meta:generator>
    <meta:document-statistic meta:table-count="1" meta:cell-count="45" meta:object-count="0"/>
  </office:meta>
</office:document-meta>
</file>